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08cm" draw:shadow="hidden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808080" draw:textarea-horizontal-align="center" draw:textarea-vertical-align="middl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6666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svg:stroke-color="#000080"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draw:stroke-dash="Ultrafine_20_Dashed" svg:stroke-color="#000080" draw:marker-start="Arrow" draw:marker-start-width="0.3cm" draw:marker-end="Arrow" draw:marker-end-width="0.3cm" draw:textarea-horizontal-align="center" draw:textarea-vertical-align="middle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margin-left="0cm" fo:margin-right="0cm" fo:text-align="center" fo:text-indent="0cm"/>
      <style:text-properties fo:font-size="10pt"/>
    </style:style>
    <style:style style:name="P7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3.388cm" svg:height="0.758cm" svg:x="1.404cm" svg:y="7.499cm">
          <draw:text-box>
            <text:p text:style-name="P1"><text:span text:style-name="T1">Key <text:s text:c="16"/>= interactive editing, <text:s text:c="12"/>file input/output</text:span></text:p>
          </draw:text-box>
        </draw:frame>
        <draw:line draw:style-name="gr2" draw:text-style-name="P3" draw:layer="layout" svg:x1="2.551cm" svg:y1="7.789cm" svg:x2="3.64cm" svg:y2="7.789cm">
          <text:p text:style-name="P1"/>
        </draw:line>
        <draw:g>
          <draw:rect draw:style-name="gr3" draw:text-style-name="P5" draw:id="id2" draw:layer="layout" svg:width="4.451cm" svg:height="1.052cm" svg:x="3.966cm" svg:y="3.943cm">
            <text:p text:style-name="P4"><text:span text:style-name="T1">The Meta-Environment</text:span></text:p>
          </draw:rect>
          <draw:custom-shape draw:style-name="gr4" draw:text-style-name="P3" draw:id="id1" draw:layer="layout" svg:width="1.029cm" svg:height="0.907cm" svg:x="5.685cm" svg:y="1.862cm">
            <text:p text:style-name="P1"/>
  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custom-shape draw:style-name="gr5" draw:text-style-name="P6" draw:id="id3" draw:layer="layout" svg:width="2.311cm" svg:height="0.81cm" svg:x="5.033cm" svg:y="6.205cm">
            <text:p text:style-name="P6"><text:span text:style-name="T1">Filesystem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onnector draw:style-name="gr6" draw:text-style-name="P3" draw:layer="layout" draw:type="line" svg:x1="6.199cm" svg:y1="2.769cm" svg:x2="6.191cm" svg:y2="3.943cm" draw:start-shape="id1" draw:start-glue-point="8" draw:end-shape="id2" draw:end-glue-point="0">
            <text:p text:style-name="P1"/>
          </draw:connector>
          <draw:connector draw:style-name="gr7" draw:text-style-name="P3" draw:layer="layout" draw:type="line" svg:x1="6.191cm" svg:y1="4.995cm" svg:x2="6.188cm" svg:y2="6.205cm" draw:start-shape="id2" draw:start-glue-point="2" draw:end-shape="id3" draw:end-glue-point="5">
            <text:p text:style-name="P1"/>
          </draw:connector>
          <draw:frame draw:style-name="gr8" draw:text-style-name="P7" draw:layer="layout" svg:width="1.247cm" svg:height="0.645cm" svg:x="5.6cm" svg:y="1.149cm">
            <draw:text-box>
              <text:p text:style-name="P2"><text:span text:style-name="T1">User</text:span></text:p>
            </draw:text-box>
          </draw:frame>
        </draw:g>
        <draw:line draw:style-name="gr9" draw:text-style-name="P4" draw:layer="layout" svg:x1="7.087cm" svg:y1="7.85cm" svg:x2="8.176cm" svg:y2="7.85cm">
          <text:p text:style-name="P4"><text:s text:c="6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14T23:45:16</dc:date>
    <dc:language>en-US</dc:language>
    <meta:editing-cycles>12</meta:editing-cycles>
    <meta:editing-duration>PT13H48M14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